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Constantia" svg:font-family="Constant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Preformatted_20_Text">
      <style:paragraph-properties fo:text-align="justify" style:justify-single-word="false"/>
      <style:text-properties style:font-name="Constantia" fo:font-size="10.5pt" style:font-size-asian="10.5pt" style:font-size-complex="10.5pt"/>
    </style:style>
    <style:style style:name="P4" style:family="paragraph" style:parent-style-name="Preformatted_20_Text">
      <style:text-properties fo:font-weight="normal" style:font-weight-asian="normal" style:font-weight-complex="normal"/>
    </style:style>
    <style:style style:name="T1" style:family="text">
      <style:text-properties style:font-name="Constantia" fo:font-size="10.5pt" style:font-size-asian="10.5pt" style:font-size-complex="10.5pt"/>
    </style:style>
    <style:style style:name="T2" style:family="text">
      <style:text-properties style:font-name="Constantia" fo:font-size="10.5pt" style:text-underline-style="solid" style:text-underline-width="auto" style:text-underline-color="font-color" style:font-size-asian="10.5pt" style:font-size-complex="10.5pt"/>
    </style:style>
    <style:style style:name="T3" style:family="text">
      <style:text-properties style:font-name="Constantia" fo:font-size="12pt" style:font-size-asian="12pt" style:font-size-complex="12pt"/>
    </style:style>
    <style:style style:name="T4" style:family="text">
      <style:text-properties style:font-name="Constantia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Constantia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Constanti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text:span text:style-name="T8">2</text:span>. What is OOP ? <text:s/>List OOP concepts.</text:p>
      <text:p text:style-name="P3"/>
      <text:p text:style-name="Preformatted_20_Text"><text:span text:style-name="T1">-&gt; </text:span><text:span text:style-name="Strong_20_Emphasis"><text:span text:style-name="T1">OOP (Object-Oriented Programming)</text:span></text:span><text:span text:style-name="T1"> is a programming paradigm based on the concept of <text:s/></text:span><text:span text:style-name="T2">objects</text:span><text:span text:style-name="T1">, <text:s text:c="25"/>which bundle </text:span><text:span text:style-name="Strong_20_Emphasis"><text:span text:style-name="T1">data (attributes)</text:span></text:span><text:span text:style-name="T1"> and </text:span><text:span text:style-name="Strong_20_Emphasis"><text:span text:style-name="T1">behavior (methods)</text:span></text:span><text:span text:style-name="T1"> together.</text:span></text:p>
      <text:p text:style-name="Preformatted_20_Text"><text:span text:style-name="T1"/></text:p>
      <text:p text:style-name="Preformatted_20_Text"><text:span text:style-name="T1"><text:s/>-&gt;</text:span><text:span text:style-name="T6">list</text:span></text:p>
      <text:p text:style-name="Preformatted_20_Text"><text:span text:style-name="T4">1.</text:span><text:span text:style-name="T5">Encapsulation</text:span><text:span text:style-name="T4"> </text:span></text:p>
      <text:p text:style-name="Preformatted_20_Text"><text:span text:style-name="T4"/></text:p>
      <text:p text:style-name="Preformatted_20_Text"><text:span text:style-name="T4">2.</text:span><text:span text:style-name="T5">Inheritance</text:span><text:span text:style-name="T4"> = </text:span><text:span text:style-name="T5"><text:s/></text:span></text:p>
      <text:p text:style-name="Preformatted_20_Text"><text:span text:style-name="T5"><text:s text:c="28"/>-&gt; A. </text:span><text:span text:style-name="Strong_20_Emphasis"><text:span text:style-name="T5">Single Inheritance.</text:span></text:span></text:p>
      <text:p text:style-name="Preformatted_20_Text"><text:span text:style-name="Strong_20_Emphasis"><text:span text:style-name="T5"><text:s text:c="28"/>-&gt; B . Multilevel Inheritance.</text:span></text:span></text:p>
      <text:p text:style-name="Preformatted_20_Text"><text:span text:style-name="Strong_20_Emphasis"><text:span text:style-name="T5"><text:s text:c="28"/>-&gt; C . Hierarchical Inheritance.</text:span></text:span></text:p>
      <text:p text:style-name="Preformatted_20_Text"><text:span text:style-name="Strong_20_Emphasis"><text:span text:style-name="T5"><text:s text:c="28"/>-&gt; D . Multiple Inheritance.</text:span></text:span></text:p>
      <text:list xml:id="list8288501415416557107" text:style-name="L4">
        <text:list-header>
          <text:p text:style-name="P2"><text:span text:style-name="T7"><text:s text:c="16"/></text:span><text:span text:style-name="T5">-&gt; </text:span><text:span text:style-name="T7">E . </text:span><text:span text:style-name="Strong_20_Emphasis"><text:span text:style-name="T7">Hybrid Inheritance.</text:span></text:span></text:p>
        </text:list-header>
      </text:list>
      <text:p text:style-name="Preformatted_20_Text"><text:span text:style-name="Strong_20_Emphasis"><text:span text:style-name="T5">3.Polymorphism <text:s/>=</text:span></text:span></text:p>
      <text:p text:style-name="Preformatted_20_Text"><text:span text:style-name="Strong_20_Emphasis"><text:span text:style-name="T5"><text:s text:c="32"/>1. Compile-time Polymorphism </text:span></text:span></text:p>
      <text:p text:style-name="Preformatted_20_Text"><text:span text:style-name="Strong_20_Emphasis"><text:span text:style-name="T5"><text:s text:c="29"/>-&gt; <text:s text:c="3"/>A . Constructor Overloading. <text:s/></text:span></text:span></text:p>
      <text:list xml:id="list3278144203991141081" text:style-name="L2">
        <text:list-header>
          <text:p text:style-name="P1"><text:s text:c="18"/>-&gt; <text:span text:style-name="Strong_20_Emphasis"><text:span text:style-name="T5">B . Function Overloading.</text:span></text:span></text:p>
          <text:p text:style-name="P1"><text:span text:style-name="Strong_20_Emphasis"><text:span text:style-name="T5"><text:s text:c="18"/>-&gt; C .Operator Overloading. </text:span></text:span></text:p>
        </text:list-header>
      </text:list>
      <text:p text:style-name="Preformatted_20_Text"><text:span text:style-name="T5"><text:s text:c="29"/>2. </text:span><text:span text:style-name="Strong_20_Emphasis"><text:span text:style-name="T5">Runtime Polymorphism</text:span></text:span></text:p>
      <text:p text:style-name="P4"><text:span text:style-name="T3"><text:s text:c="28"/>-&gt; A.Function overriding </text:span></text:p>
      <text:p text:style-name="Preformatted_20_Text"><text:span text:style-name="T5">4.</text:span><text:span text:style-name="T3">Abstractio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Constantia" svg:font-family="Constantia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2pt" style:language-asian="en" style:country-asian="IN" style:font-size-complex="12pt" style:language-complex="e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SimSun" style:font-size-asian="12pt" style:language-asian="en" style:country-asian="IN" style:font-name-complex="Arial1" style:font-size-complex="12pt" style:language-complex="e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8" meta:word-count="87" meta:character-count="888"/>
    <dc:date>2024-12-09T15:04:59.65</dc:date>
    <meta:generator>OpenOffice/4.1.15$Win32 OpenOffice.org_project/4115m2$Build-9813</meta:generator>
  </office:meta>
</office:document-meta>
</file>